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office:value-type="float" office:value="4.76165706451021" calcext:value-type="float">
            <text:p>4,76165706451021</text:p>
          </table:table-cell>
          <table:table-cell office:value-type="float" office:value="0.014142135623731" calcext:value-type="float">
            <text:p>0,014142135623731</text:p>
          </table:table-cell>
        </table:table-row>
        <table:table-row table:style-name="ro1">
          <table:table-cell office:value-type="float" office:value="5.41106393235194" calcext:value-type="float">
            <text:p>5,41106393235194</text:p>
          </table:table-cell>
          <table:table-cell office:value-type="float" office:value="0.021684607956388" calcext:value-type="float">
            <text:p>0,021684607956388</text:p>
          </table:table-cell>
        </table:table-row>
        <table:table-row table:style-name="ro1">
          <table:table-cell office:value-type="float" office:value="5.92385777006842" calcext:value-type="float">
            <text:p>5,92385777006842</text:p>
          </table:table-cell>
          <table:table-cell office:value-type="float" office:value="0.028755675768253" calcext:value-type="float">
            <text:p>0,028755675768253</text:p>
          </table:table-cell>
        </table:table-row>
        <table:table-row table:style-name="ro1">
          <table:table-cell office:value-type="float" office:value="6.3475561533554" calcext:value-type="float">
            <text:p>6,3475561533554</text:p>
          </table:table-cell>
          <table:table-cell office:value-type="float" office:value="0.035826743580118" calcext:value-type="float">
            <text:p>0,035826743580118</text:p>
          </table:table-cell>
        </table:table-row>
        <table:table-row table:style-name="ro1">
          <table:table-cell office:value-type="float" office:value="6.79699322347757" calcext:value-type="float">
            <text:p>6,79699322347757</text:p>
          </table:table-cell>
          <table:table-cell office:value-type="float" office:value="0.042897811391984" calcext:value-type="float">
            <text:p>0,042897811391984</text:p>
          </table:table-cell>
        </table:table-row>
        <table:table-row table:style-name="ro1">
          <table:table-cell office:value-type="float" office:value="7.198912717904" calcext:value-type="float">
            <text:p>7,198912717904</text:p>
          </table:table-cell>
          <table:table-cell office:value-type="float" office:value="0.049968879203849" calcext:value-type="float">
            <text:p>0,049968879203849</text:p>
          </table:table-cell>
        </table:table-row>
        <table:table-row table:style-name="ro1">
          <table:table-cell office:value-type="float" office:value="7.64241009106421" calcext:value-type="float">
            <text:p>7,64241009106421</text:p>
          </table:table-cell>
          <table:table-cell office:value-type="float" office:value="0.056568542494924" calcext:value-type="float">
            <text:p>0,056568542494924</text:p>
          </table:table-cell>
        </table:table-row>
        <table:table-row table:style-name="ro1">
          <table:table-cell office:value-type="float" office:value="8.18094261561588" calcext:value-type="float">
            <text:p>8,18094261561588</text:p>
          </table:table-cell>
          <table:table-cell office:value-type="float" office:value="0.064582419348371" calcext:value-type="float">
            <text:p>0,064582419348371</text:p>
          </table:table-cell>
        </table:table-row>
        <table:table-row table:style-name="ro1">
          <table:table-cell office:value-type="float" office:value="8.75511332193936" calcext:value-type="float">
            <text:p>8,75511332193936</text:p>
          </table:table-cell>
          <table:table-cell office:value-type="float" office:value="0.070710678118655" calcext:value-type="float">
            <text:p>0,070710678118655</text:p>
          </table:table-cell>
        </table:table-row>
        <table:table-row table:style-name="ro1">
          <table:table-cell office:value-type="float" office:value="10.0717461485087" calcext:value-type="float">
            <text:p>10,0717461485087</text:p>
          </table:table-cell>
          <table:table-cell office:value-type="float" office:value="0.082495791138431" calcext:value-type="float">
            <text:p>0,082495791138431</text:p>
          </table:table-cell>
        </table:table-row>
        <table:table-row table:style-name="ro1">
          <table:table-cell office:value-type="float" office:value="11.4438161467231" calcext:value-type="float">
            <text:p>11,4438161467231</text:p>
          </table:table-cell>
          <table:table-cell office:value-type="float" office:value="0.089566858950296" calcext:value-type="float">
            <text:p>0,089566858950296</text:p>
          </table:table-cell>
        </table:table-row>
        <table:table-row table:style-name="ro1">
          <table:table-cell office:value-type="float" office:value="12.6416550340531" calcext:value-type="float">
            <text:p>12,6416550340531</text:p>
          </table:table-cell>
          <table:table-cell office:value-type="float" office:value="0.096637926762162" calcext:value-type="float">
            <text:p>0,096637926762162</text:p>
          </table:table-cell>
        </table:table-row>
        <table:table-row table:style-name="ro1">
          <table:table-cell office:value-type="float" office:value="13.8790919011296" calcext:value-type="float">
            <text:p>13,8790919011296</text:p>
          </table:table-cell>
          <table:table-cell office:value-type="float" office:value="0.103708994574027" calcext:value-type="float">
            <text:p>0,103708994574027</text:p>
          </table:table-cell>
        </table:table-row>
        <table:table-row table:style-name="ro1">
          <table:table-cell office:value-type="float" office:value="15.5224080606071" calcext:value-type="float">
            <text:p>15,5224080606071</text:p>
          </table:table-cell>
          <table:table-cell office:value-type="float" office:value="0.110780062385892" calcext:value-type="float">
            <text:p>0,110780062385892</text:p>
          </table:table-cell>
        </table:table-row>
        <table:table-row table:style-name="ro1">
          <table:table-cell office:value-type="float" office:value="17.456769371221" calcext:value-type="float">
            <text:p>17,456769371221</text:p>
          </table:table-cell>
          <table:table-cell office:value-type="float" office:value="0.117851130197758" calcext:value-type="float">
            <text:p>0,117851130197758</text:p>
          </table:table-cell>
        </table:table-row>
        <table:table-row table:style-name="ro1">
          <table:table-cell office:value-type="float" office:value="19.6207989643643" calcext:value-type="float">
            <text:p>19,6207989643643</text:p>
          </table:table-cell>
          <table:table-cell office:value-type="float" office:value="0.124922198009623" calcext:value-type="float">
            <text:p>0,124922198009623</text:p>
          </table:table-cell>
        </table:table-row>
        <table:table-row table:style-name="ro1">
          <table:table-cell office:value-type="float" office:value="22.1154716883905" calcext:value-type="float">
            <text:p>22,1154716883905</text:p>
          </table:table-cell>
          <table:table-cell office:value-type="float" office:value="0.131993265821489" calcext:value-type="float">
            <text:p>0,131993265821489</text:p>
          </table:table-cell>
        </table:table-row>
        <table:table-row table:style-name="ro1">
          <table:table-cell office:value-type="float" office:value="25.0061242098811" calcext:value-type="float">
            <text:p>25,0061242098811</text:p>
          </table:table-cell>
          <table:table-cell office:value-type="float" office:value="0.139064333633354" calcext:value-type="float">
            <text:p>0,139064333633354</text:p>
          </table:table-cell>
        </table:table-row>
        <table:table-row table:style-name="ro1">
          <table:table-cell office:value-type="float" office:value="28.5402439022514" calcext:value-type="float">
            <text:p>28,5402439022514</text:p>
          </table:table-cell>
          <table:table-cell office:value-type="float" office:value="0.14613540144522" calcext:value-type="float">
            <text:p>0,14613540144522</text:p>
          </table:table-cell>
        </table:table-row>
        <table:table-row table:style-name="ro1">
          <table:table-cell office:value-type="float" office:value="32.5297403617059" calcext:value-type="float">
            <text:p>32,5297403617059</text:p>
          </table:table-cell>
          <table:table-cell office:value-type="float" office:value="0.153206469257085" calcext:value-type="float">
            <text:p>0,1532064692570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 style:data-style-name="N2" text:time-value="21:41:29.4089355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20:14:49.045075843</meta:creation-date>
    <dc:date>2021-10-27T21:43:37.531165606</dc:date>
    <meta:editing-duration>PT6M7S</meta:editing-duration>
    <meta:editing-cycles>5</meta:editing-cycles>
    <meta:generator>LibreOffice/6.4.7.2$Linux_X86_64 LibreOffice_project/40$Build-2</meta:generator>
    <meta:document-statistic meta:table-count="1" meta:cell-count="42" meta:object-count="0"/>
  </office:meta>
</office:document-meta>
</file>